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justify" fo:line-height="150%"/>
    </style:style>
    <style:style style:name="P4" style:parent-style-name="Standard" style:family="paragraph">
      <style:paragraph-properties fo:text-align="justify" fo:line-height="150%"/>
    </style:style>
    <style:style style:name="P5" style:parent-style-name="Standard" style:family="paragraph">
      <style:paragraph-properties fo:text-align="justify" fo:line-height="150%"/>
    </style:style>
    <style:style style:name="P6" style:parent-style-name="Standard" style:family="paragraph">
      <style:paragraph-properties fo:text-align="justify" fo:line-height="150%"/>
    </style:style>
    <style:style style:name="P7" style:parent-style-name="Standard" style:family="paragraph">
      <style:paragraph-properties fo:text-align="justify"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text-align="justify" fo:line-height="150%"/>
    </style:style>
    <style:style style:name="P10" style:parent-style-name="Standard" style:family="paragraph">
      <style:paragraph-properties fo:text-align="justify" fo:line-height="150%"/>
    </style:style>
    <style:style style:name="P11" style:parent-style-name="Standard" style:family="paragraph">
      <style:paragraph-properties fo:text-align="justify" fo:line-height="150%"/>
    </style:style>
    <style:style style:name="P12" style:parent-style-name="Standard" style:family="paragraph">
      <style:paragraph-properties fo:text-align="justify" fo:line-height="150%"/>
    </style:style>
    <style:style style:name="P13" style:parent-style-name="Standard" style:family="paragraph">
      <style:paragraph-properties fo:text-align="justify" fo:line-height="150%"/>
    </style:style>
    <style:style style:name="P14" style:parent-style-name="Standard" style:family="paragraph">
      <style:paragraph-properties fo:text-align="justify" fo:line-height="150%"/>
    </style:style>
    <style:style style:name="P15" style:parent-style-name="Обычный" style:family="paragraph">
      <style:paragraph-properties fo:break-before="page"/>
      <style:text-properties fo:hyphenate="true"/>
    </style:style>
    <style:style style:name="P16" style:parent-style-name="Обычный" style:family="paragraph">
      <style:paragraph-properties fo:text-align="justify" fo:line-height="150%"/>
    </style:style>
    <style:style style:name="T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text-align="justify" fo:line-height="150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justify" fo:line-height="150%"/>
    </style:style>
    <style:style style:name="T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2 Часть</text:span></text:p>
      <text:p text:style-name="P3">Функция PQexec хорошо подходит для отправки команд серверу в нормальных, синхронных приложениях. Однако она имеет ряд недостатков, которые могут иметь значение для некоторых пользователей:</text:p>
      <text:p text:style-name="P4"/>
      <text:p text:style-name="P5">PQexec ожидает завершения<text:s/>выполнения команды. Приложение может иметь и другую работу, которую нужно делать (такую, как поддержание пользовательского интерфейса), в таком случае оно не захочет блокироваться, ожидая ответа.</text:p>
      <text:p text:style-name="P6"/>
      <text:p text:style-name="P7">Поскольку выполнение клиентского приложения приостанавливается, пока оно ожидает результата, то приложению трудно решить, что оно хотело бы попытаться отменить выполняющуюся команду. (Это можно сделать из обработчика сигнала, но никак иначе.)</text:p>
      <text:p text:style-name="P8"/>
      <text:p text:style-name="P9">PQexec может возвратить только одну структуру PGresult. Если отправленная серверу строка-команда содержит множественные SQL-команды, то все структуры PGresult, кроме последней, отбрасываются функцией PQexec.</text:p>
      <text:p text:style-name="P10"/>
      <text:p text:style-name="P11">PQexec всегда собирает все результаты выполнения команды, буферизуя их в единственной структуре PGresult. В то время как для приложения это упрощает логику обработки ошибок, это может быть непрактично, когда результат содержит много строк.</text:p>
      <text:p text:style-name="P12"/>
      <text:p text:style-name="Обычный">Очередь запросов</text:p>
      <text:p text:style-name="P13">Очередь запросов (команд) представляет из себя в виде односвязного списка. Голова — это команда, которая выполняется<text:s/>в данный момент, а хвост — место, куда добавляются новые команды.</text:p>
      <text:p text:style-name="P14"/>
      <text:p text:style-name="P15"/>
      <text:p text:style-name="P16"><text:span text:style-name="T17">Часть 3</text:span></text:p>
      <text:p text:style-name="P18">Мьютекс: поподробней</text:p>
      <text:p text:style-name="P19"/>
      <text:p text:style-name="P20"><text:span text:style-name="T21">То есть сначала создается буфер, куда помещается запрос. А потом этот буфер присваеивается текущему соединению.</text:span></text:p>
      <text:p text:style-name="P22"/>
      <text:p text:style-name="P23"><text:span text:style-name="T24">Доработка метода: конкатенация<text:s/></text:span><text:span text:style-name="T25">сообщений об ошибке в <text:s/>PQgetResultThre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Заголовок2" style:next-style-name="Обычный" style:default-outline-level="3">
      <style:paragraph-properties fo:text-align="justify" fo:line-height="150%"/>
      <style:text-properties style:font-name="Times New Roman" fo:font-weight="bold" style:font-weight-asian="bold" style:use-window-font-color="true" fo:font-size="14pt" style:font-size-asian="14pt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cronym" style:display-name="acronym" style:family="text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Mangal" fo:font-weight="bold" style:font-weight-asian="bold" fo:font-size="14pt" style:font-size-asian="14pt" style:font-size-complex="10.5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Ольга Платонова</dc:creator>
    <meta:creation-date>2022-05-24T00:40:00Z</meta:creation-date>
    <dc:date>2022-05-25T19:19:00Z</dc:date>
    <meta:template xlink:href="Normal" xlink:type="simple"/>
    <meta:editing-cycles>96</meta:editing-cycles>
    <meta:editing-duration>PT12240S</meta:editing-duration>
    <meta:document-statistic meta:page-count="2" meta:paragraph-count="3" meta:word-count="228" meta:character-count="1530" meta:row-count="10" meta:non-whitespace-character-count="1305"/>
  </office:meta>
</office:document-meta>
</file>